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ubtitle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text-underline-style="solid" style:text-underline-color="font-color"/>
    </style:style>
    <style:style style:name="T4_2" style:family="text">
      <style:text-properties style:text-underline-style="solid" style:text-underline-color="font-color"/>
    </style:style>
    <style:style style:name="T4_3" style:family="text"/>
    <style:style style:name="T4_4" style:family="text"/>
    <style:style style:name="T4_5" style:family="text"/>
    <style:style style:name="T4_6" style:family="text"/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text-underline-style="solid" style:text-underline-color="font-color"/>
    </style:style>
    <style:style style:name="T5_2" style:family="text">
      <style:text-properties style:text-underline-style="solid" style:text-underline-color="font-color"/>
    </style:style>
    <style:style style:name="T5_3" style:family="text"/>
    <style:style style:name="T5_4" style:family="text"/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text-underline-style="solid" style:text-underline-color="font-color"/>
    </style:style>
    <style:style style:name="T6_2" style:family="text">
      <style:text-properties style:text-underline-style="solid" style:text-underline-color="font-color"/>
    </style:style>
    <style:style style:name="T6_3" style:family="text"/>
    <style:style style:name="T6_4" style:family="text"/>
    <style:style style:name="T6_5" style:family="text"/>
    <style:style style:name="T6_6" style:family="text"/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text-underline-style="solid" style:text-underline-color="font-color"/>
    </style:style>
    <style:style style:name="T7_2" style:family="text">
      <style:text-properties style:text-underline-style="solid" style:text-underline-color="font-color"/>
    </style:style>
    <style:style style:name="T7_3" style:family="text"/>
    <style:style style:name="T7_4" style:family="text"/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text-underline-style="solid" style:text-underline-color="font-color"/>
    </style:style>
    <style:style style:name="T8_2" style:family="text">
      <style:text-properties style:text-underline-style="solid" style:text-underline-color="font-color"/>
    </style:style>
    <style:style style:name="T8_3" style:family="text"/>
    <style:style style:name="P9" style:family="paragraph" style:parent-style-name="Standard">
      <style:paragraph-properties fo:break-before="auto" style:writing-mode="lr-tb"/>
    </style:style>
    <style:style style:name="T9_1" style:family="text">
      <style:text-properties style:text-underline-style="solid" style:text-underline-color="font-color"/>
    </style:style>
    <style:style style:name="T9_2" style:family="text">
      <style:text-properties style:text-underline-style="solid" style:text-underline-color="font-color"/>
    </style:style>
    <style:style style:name="T9_3" style:family="text"/>
    <style:style style:name="P10" style:family="paragraph" style:parent-style-name="Standard">
      <style:paragraph-properties fo:break-before="auto" style:writing-mode="lr-tb"/>
    </style:style>
    <style:style style:name="P11" style:family="paragraph" style:parent-style-name="Standard">
      <style:paragraph-properties fo:break-before="auto" style:writing-mode="lr-tb"/>
    </style:style>
    <style:style style:name="P12" style:family="paragraph" style:parent-style-name="Heading_20_1">
      <style:paragraph-properties fo:break-before="auto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text-indent="0cm" fo:margin-lef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/>
    <style:style style:name="T13_200" style:family="text"/>
    <style:style style:name="T13_201" style:family="text"/>
    <style:style style:name="T13_202" style:family="text"/>
    <style:style style:name="T13_203" style:family="text"/>
    <style:style style:name="T13_204" style:family="text"/>
    <style:style style:name="T13_205" style:family="text"/>
    <style:style style:name="T13_206" style:family="text"/>
    <style:style style:name="T13_207" style:family="text"/>
    <style:style style:name="T13_208" style:family="text"/>
    <style:style style:name="T13_209" style:family="text"/>
    <style:style style:name="T13_210" style:family="text"/>
    <style:style style:name="T13_211" style:family="text"/>
    <style:style style:name="T13_212" style:family="text"/>
    <style:style style:name="T13_213" style:family="text"/>
    <style:style style:name="T13_214" style:family="text"/>
    <style:style style:name="T13_215" style:family="text"/>
    <style:style style:name="T13_216" style:family="text"/>
    <style:style style:name="T13_217" style:family="text"/>
    <style:style style:name="T13_218" style:family="text"/>
    <style:style style:name="T13_219" style:family="text"/>
    <style:style style:name="T13_220" style:family="text"/>
    <style:style style:name="T13_221" style:family="text"/>
    <style:style style:name="T13_222" style:family="text"/>
    <style:style style:name="T13_223" style:family="text"/>
    <style:style style:name="T13_224" style:family="text"/>
    <style:style style:name="T13_225" style:family="text"/>
    <style:style style:name="T13_226" style:family="text"/>
    <style:style style:name="T13_227" style:family="text"/>
    <style:style style:name="T13_228" style:family="text"/>
    <style:style style:name="T13_229" style:family="text"/>
    <style:style style:name="T13_230" style:family="text"/>
    <style:style style:name="T13_231" style:family="text"/>
    <style:style style:name="T13_232" style:family="text"/>
    <style:style style:name="T13_233" style:family="text"/>
    <style:style style:name="T13_234" style:family="text"/>
    <style:style style:name="T13_235" style:family="text"/>
    <style:style style:name="T13_236" style:family="text"/>
    <style:style style:name="T13_237" style:family="text"/>
    <style:style style:name="T13_238" style:family="text"/>
    <style:style style:name="P14" style:family="paragraph" style:parent-style-name="Standard">
      <style:paragraph-properties fo:break-before="auto" fo:text-indent="0cm" fo:margin-left="0cm" style:writing-mode="lr-tb"/>
    </style:style>
    <style:style style:name="P15" style:family="paragraph" style:parent-style-name="Heading_20_1">
      <style:paragraph-properties fo:break-before="auto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T16_156" style:family="text"/>
    <style:style style:name="T16_157" style:family="text"/>
    <style:style style:name="T16_158" style:family="text"/>
    <style:style style:name="T16_159" style:family="text"/>
    <style:style style:name="T16_160" style:family="text"/>
    <style:style style:name="T16_161" style:family="text"/>
    <style:style style:name="T16_162" style:family="text"/>
    <style:style style:name="T16_163" style:family="text"/>
    <style:style style:name="T16_164" style:family="text"/>
    <style:style style:name="T16_165" style:family="text"/>
    <style:style style:name="T16_166" style:family="text"/>
    <style:style style:name="T16_167" style:family="text"/>
    <style:style style:name="T16_168" style:family="text"/>
    <style:style style:name="T16_169" style:family="text"/>
    <style:style style:name="T16_170" style:family="text"/>
    <style:style style:name="T16_171" style:family="text"/>
    <style:style style:name="T16_172" style:family="text"/>
    <style:style style:name="T16_173" style:family="text"/>
    <style:style style:name="T16_174" style:family="text"/>
    <style:style style:name="T16_175" style:family="text"/>
    <style:style style:name="T16_176" style:family="text"/>
    <style:style style:name="T16_177" style:family="text"/>
    <style:style style:name="T16_178" style:family="text"/>
    <style:style style:name="T16_179" style:family="text"/>
    <style:style style:name="T16_180" style:family="text"/>
    <style:style style:name="T16_181" style:family="text"/>
    <style:style style:name="T16_182" style:family="text"/>
    <style:style style:name="T16_183" style:family="text"/>
    <style:style style:name="T16_184" style:family="text"/>
    <style:style style:name="T16_185" style:family="text"/>
    <style:style style:name="T16_186" style:family="text"/>
    <style:style style:name="T16_187" style:family="text"/>
    <style:style style:name="T16_188" style:family="text"/>
    <style:style style:name="T16_189" style:family="text"/>
    <style:style style:name="T16_190" style:family="text"/>
    <style:style style:name="T16_191" style:family="text"/>
    <style:style style:name="T16_192" style:family="text"/>
    <style:style style:name="T16_193" style:family="text"/>
    <style:style style:name="T16_194" style:family="text"/>
    <style:style style:name="T16_195" style:family="text"/>
    <style:style style:name="T16_196" style:family="text"/>
    <style:style style:name="T16_197" style:family="text"/>
    <style:style style:name="T16_198" style:family="text"/>
    <style:style style:name="T16_199" style:family="text"/>
    <style:style style:name="T16_200" style:family="text"/>
    <style:style style:name="T16_201" style:family="text"/>
    <style:style style:name="T16_202" style:family="text"/>
    <style:style style:name="T16_203" style:family="text"/>
    <style:style style:name="T16_204" style:family="text"/>
    <style:style style:name="T16_205" style:family="text"/>
    <style:style style:name="T16_206" style:family="text"/>
    <style:style style:name="T16_207" style:family="text"/>
    <style:style style:name="T16_208" style:family="text"/>
    <style:style style:name="P17" style:family="paragraph" style:parent-style-name="Standard">
      <style:paragraph-properties fo:break-before="auto" style:writing-mode="lr-tb"/>
    </style:style>
    <style:style style:name="P18" style:family="paragraph" style:parent-style-name="Heading_20_1">
      <style:paragraph-properties fo:break-before="auto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T19_111" style:family="text"/>
    <style:style style:name="T19_112" style:family="text"/>
    <style:style style:name="T19_113" style:family="text"/>
    <style:style style:name="T19_114" style:family="text"/>
    <style:style style:name="T19_115" style:family="text"/>
    <style:style style:name="T19_116" style:family="text"/>
    <style:style style:name="T19_117" style:family="text"/>
    <style:style style:name="T19_118" style:family="text"/>
    <style:style style:name="T19_119" style:family="text"/>
    <style:style style:name="T19_120" style:family="text"/>
    <style:style style:name="T19_121" style:family="text"/>
    <style:style style:name="T19_122" style:family="text"/>
    <style:style style:name="T19_123" style:family="text"/>
    <style:style style:name="T19_124" style:family="text"/>
    <style:style style:name="T19_125" style:family="text"/>
    <style:style style:name="T19_126" style:family="text"/>
    <style:style style:name="T19_127" style:family="text"/>
    <style:style style:name="T19_128" style:family="text"/>
    <style:style style:name="T19_129" style:family="text"/>
    <style:style style:name="T19_130" style:family="text"/>
    <style:style style:name="T19_131" style:family="text"/>
    <style:style style:name="T19_132" style:family="text"/>
    <style:style style:name="T19_133" style:family="text"/>
    <style:style style:name="T19_134" style:family="text"/>
    <style:style style:name="T19_135" style:family="text"/>
    <style:style style:name="T19_136" style:family="text"/>
    <style:style style:name="T19_137" style:family="text"/>
    <style:style style:name="T19_138" style:family="text"/>
    <style:style style:name="T19_139" style:family="text"/>
    <style:style style:name="T19_140" style:family="text"/>
    <style:style style:name="T19_141" style:family="text"/>
    <style:style style:name="T19_142" style:family="text"/>
    <style:style style:name="T19_143" style:family="text"/>
    <style:style style:name="T19_144" style:family="text"/>
    <style:style style:name="T19_145" style:family="text"/>
    <style:style style:name="T19_146" style:family="text"/>
    <style:style style:name="T19_147" style:family="text"/>
    <style:style style:name="T19_148" style:family="text"/>
    <style:style style:name="T19_149" style:family="text"/>
    <style:style style:name="T19_150" style:family="text"/>
    <style:style style:name="T19_151" style:family="text"/>
    <style:style style:name="T19_152" style:family="text"/>
    <style:style style:name="T19_153" style:family="text"/>
    <style:style style:name="T19_154" style:family="text"/>
    <style:style style:name="T19_155" style:family="text"/>
    <style:style style:name="T19_156" style:family="text"/>
    <style:style style:name="T19_157" style:family="text"/>
    <style:style style:name="T19_158" style:family="text"/>
    <style:style style:name="T19_159" style:family="text"/>
    <style:style style:name="T19_160" style:family="text"/>
    <style:style style:name="T19_161" style:family="text"/>
    <style:style style:name="T19_162" style:family="text"/>
    <style:style style:name="T19_163" style:family="text"/>
    <style:style style:name="T19_164" style:family="text"/>
    <style:style style:name="T19_165" style:family="text"/>
    <style:style style:name="T19_166" style:family="text"/>
    <style:style style:name="T19_167" style:family="text"/>
    <style:style style:name="T19_168" style:family="text"/>
    <style:style style:name="T19_169" style:family="text"/>
    <style:style style:name="T19_170" style:family="text"/>
    <style:style style:name="T19_171" style:family="text"/>
    <style:style style:name="T19_172" style:family="text"/>
    <style:style style:name="T19_173" style:family="text"/>
    <style:style style:name="T19_174" style:family="text"/>
    <style:style style:name="T19_175" style:family="text"/>
    <style:style style:name="T19_176" style:family="text"/>
    <style:style style:name="T19_177" style:family="text"/>
    <style:style style:name="T19_178" style:family="text"/>
    <style:style style:name="T19_179" style:family="text"/>
    <style:style style:name="T19_180" style:family="text"/>
    <style:style style:name="T19_181" style:family="text"/>
    <style:style style:name="T19_182" style:family="text"/>
    <style:style style:name="T19_183" style:family="text"/>
    <style:style style:name="T19_184" style:family="text"/>
    <style:style style:name="T19_185" style:family="text"/>
    <style:style style:name="T19_186" style:family="text"/>
    <style:style style:name="T19_187" style:family="text"/>
    <style:style style:name="T19_188" style:family="text"/>
    <style:style style:name="T19_189" style:family="text"/>
    <style:style style:name="T19_190" style:family="text"/>
    <style:style style:name="T19_191" style:family="text"/>
    <style:style style:name="T19_192" style:family="text"/>
    <style:style style:name="T19_193" style:family="text"/>
    <style:style style:name="T19_194" style:family="text"/>
    <style:style style:name="T19_195" style:family="text"/>
    <style:style style:name="T19_196" style:family="text"/>
    <style:style style:name="T19_197" style:family="text"/>
    <style:style style:name="T19_198" style:family="text"/>
    <style:style style:name="T19_199" style:family="text"/>
    <style:style style:name="T19_200" style:family="text"/>
    <style:style style:name="T19_201" style:family="text"/>
    <style:style style:name="T19_202" style:family="text"/>
    <style:style style:name="T19_203" style:family="text"/>
    <style:style style:name="T19_204" style:family="text"/>
    <style:style style:name="T19_205" style:family="text"/>
    <style:style style:name="T19_206" style:family="text"/>
    <style:style style:name="T19_207" style:family="text"/>
    <style:style style:name="T19_208" style:family="text"/>
    <style:style style:name="T19_209" style:family="text"/>
    <style:style style:name="T19_210" style:family="text"/>
    <style:style style:name="T19_211" style:family="text"/>
    <style:style style:name="T19_212" style:family="text"/>
    <style:style style:name="T19_213" style:family="text"/>
    <style:style style:name="T19_214" style:family="text"/>
    <style:style style:name="T19_215" style:family="text"/>
    <style:style style:name="T19_216" style:family="text"/>
    <style:style style:name="T19_217" style:family="text"/>
    <style:style style:name="T19_218" style:family="text"/>
    <style:style style:name="T19_219" style:family="text"/>
    <style:style style:name="T19_220" style:family="text"/>
    <style:style style:name="T19_221" style:family="text"/>
    <style:style style:name="T19_222" style:family="text"/>
    <style:style style:name="T19_223" style:family="text"/>
    <style:style style:name="T19_224" style:family="text"/>
    <style:style style:name="T19_225" style:family="text"/>
    <style:style style:name="T19_226" style:family="text"/>
    <style:style style:name="T19_227" style:family="text"/>
    <style:style style:name="T19_228" style:family="text"/>
    <style:style style:name="T19_229" style:family="text"/>
    <style:style style:name="T19_230" style:family="text"/>
    <style:style style:name="T19_231" style:family="text"/>
    <style:style style:name="T19_232" style:family="text"/>
    <style:style style:name="T19_233" style:family="text"/>
    <style:style style:name="T19_234" style:family="text"/>
    <style:style style:name="T19_235" style:family="text"/>
    <style:style style:name="T19_236" style:family="text"/>
    <style:style style:name="T19_237" style:family="text"/>
    <style:style style:name="T19_238" style:family="text"/>
    <style:style style:name="T19_239" style:family="text"/>
    <style:style style:name="T19_240" style:family="text"/>
    <style:style style:name="P20" style:family="paragraph" style:parent-style-name="Standard">
      <style:paragraph-properties fo:break-before="auto" style:writing-mode="lr-tb"/>
    </style:style>
    <style:style style:name="P21" style:family="paragraph" style:parent-style-name="Heading_20_1">
      <style:paragraph-properties fo:break-before="auto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break-before="auto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T22_169" style:family="text"/>
    <style:style style:name="T22_170" style:family="text"/>
    <style:style style:name="T22_171" style:family="text"/>
    <style:style style:name="T22_172" style:family="text"/>
    <style:style style:name="T22_173" style:family="text"/>
    <style:style style:name="T22_174" style:family="text"/>
    <style:style style:name="P23" style:family="paragraph" style:parent-style-name="Standard">
      <style:paragraph-properties fo:break-before="auto" style:writing-mode="lr-tb"/>
    </style:style>
    <style:style style:name="P24" style:family="paragraph" style:parent-style-name="Heading_20_1">
      <style:paragraph-properties fo:break-before="auto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T25_161" style:family="text"/>
    <style:style style:name="T25_162" style:family="text"/>
    <style:style style:name="T25_163" style:family="text"/>
    <style:style style:name="T25_164" style:family="text"/>
    <style:style style:name="T25_165" style:family="text"/>
    <style:style style:name="T25_166" style:family="text"/>
    <style:style style:name="T25_167" style:family="text"/>
    <style:style style:name="T25_168" style:family="text"/>
    <style:style style:name="T25_169" style:family="text"/>
    <style:style style:name="T25_170" style:family="text"/>
    <style:style style:name="T25_171" style:family="text"/>
    <style:style style:name="T25_172" style:family="text"/>
    <style:style style:name="T25_173" style:family="text"/>
    <style:style style:name="T25_174" style:family="text"/>
    <style:style style:name="T25_175" style:family="text"/>
    <style:style style:name="T25_176" style:family="text"/>
    <style:style style:name="T25_177" style:family="text"/>
    <style:style style:name="T25_178" style:family="text"/>
    <style:style style:name="T25_179" style:family="text"/>
    <style:style style:name="T25_180" style:family="text"/>
    <style:style style:name="T25_181" style:family="text"/>
    <style:style style:name="T25_182" style:family="text"/>
    <style:style style:name="T25_183" style:family="text"/>
    <style:style style:name="T25_184" style:family="text"/>
    <style:style style:name="T25_185" style:family="text"/>
    <style:style style:name="T25_186" style:family="text"/>
    <style:style style:name="T25_187" style:family="text"/>
    <style:style style:name="T25_188" style:family="text"/>
    <style:style style:name="T25_189" style:family="text"/>
    <style:style style:name="T25_190" style:family="text"/>
    <style:style style:name="T25_191" style:family="text"/>
    <style:style style:name="T25_192" style:family="text"/>
    <style:style style:name="T25_193" style:family="text"/>
    <style:style style:name="T25_194" style:family="text"/>
    <style:style style:name="T25_195" style:family="text"/>
    <style:style style:name="T25_196" style:family="text"/>
    <style:style style:name="T25_197" style:family="text"/>
    <style:style style:name="T25_198" style:family="text"/>
    <style:style style:name="T25_199" style:family="text"/>
    <style:style style:name="T25_200" style:family="text"/>
    <style:style style:name="T25_201" style:family="text"/>
    <style:style style:name="T25_202" style:family="text"/>
    <style:style style:name="T25_203" style:family="text"/>
    <style:style style:name="T25_204" style:family="text"/>
    <style:style style:name="T25_205" style:family="text"/>
    <style:style style:name="T25_206" style:family="text"/>
    <style:style style:name="T25_207" style:family="text"/>
    <style:style style:name="T25_208" style:family="text"/>
    <style:style style:name="T25_209" style:family="text"/>
    <style:style style:name="T25_210" style:family="text"/>
    <style:style style:name="T25_211" style:family="text"/>
    <style:style style:name="T25_212" style:family="text"/>
    <style:style style:name="T25_213" style:family="text"/>
    <style:style style:name="T25_214" style:family="text"/>
    <style:style style:name="T25_215" style:family="text"/>
    <style:style style:name="T25_216" style:family="text"/>
    <style:style style:name="T25_217" style:family="text"/>
    <style:style style:name="T25_218" style:family="text"/>
    <style:style style:name="T25_219" style:family="text"/>
    <style:style style:name="T25_220" style:family="text"/>
    <style:style style:name="T25_221" style:family="text"/>
    <style:style style:name="T25_222" style:family="text"/>
    <style:style style:name="T25_223" style:family="text"/>
    <style:style style:name="T25_224" style:family="text"/>
    <style:style style:name="T25_225" style:family="text"/>
    <style:style style:name="T25_226" style:family="text"/>
    <style:style style:name="T25_227" style:family="text"/>
    <style:style style:name="T25_228" style:family="text"/>
    <style:style style:name="T25_229" style:family="text"/>
    <style:style style:name="T25_230" style:family="text"/>
    <style:style style:name="T25_231" style:family="text"/>
    <style:style style:name="T25_232" style:family="text"/>
    <style:style style:name="T25_233" style:family="text"/>
    <style:style style:name="T25_234" style:family="text"/>
    <style:style style:name="T25_235" style:family="text"/>
    <style:style style:name="T25_236" style:family="text"/>
    <style:style style:name="T25_237" style:family="text"/>
    <style:style style:name="T25_238" style:family="text"/>
    <style:style style:name="T25_239" style:family="text"/>
    <style:style style:name="T25_240" style:family="text"/>
    <style:style style:name="T25_241" style:family="text"/>
    <style:style style:name="T25_242" style:family="text"/>
    <style:style style:name="T25_243" style:family="text"/>
    <style:style style:name="T25_244" style:family="text"/>
    <style:style style:name="T25_245" style:family="text"/>
    <style:style style:name="T25_246" style:family="text"/>
    <style:style style:name="T25_247" style:family="text"/>
    <style:style style:name="T25_248" style:family="text"/>
    <style:style style:name="T25_249" style:family="text"/>
    <style:style style:name="T25_250" style:family="text"/>
    <style:style style:name="P26" style:family="paragraph" style:parent-style-name="Standard">
      <style:paragraph-properties fo:break-before="auto" style:writing-mode="lr-tb"/>
    </style:style>
    <style:style style:name="P27" style:family="paragraph" style:parent-style-name="Heading_20_1">
      <style:paragraph-properties fo:break-before="auto" style:writing-mode="lr-tb"/>
    </style:style>
    <style:style style:name="T27_1" style:family="text"/>
    <style:style style:name="P28" style:family="paragraph" style:parent-style-name="Standard">
      <style:paragraph-properties fo:break-before="auto" fo:text-indent="0cm" fo:margin-lef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T28_175" style:family="text"/>
    <style:style style:name="T28_176" style:family="text"/>
    <style:style style:name="T28_177" style:family="text"/>
    <style:style style:name="T28_178" style:family="text"/>
    <style:style style:name="T28_179" style:family="text"/>
    <style:style style:name="T28_180" style:family="text"/>
  </office:automatic-styles>
  <office:body>
    <office:text>
      <text:p text:style-name="P1"><text:bookmark-start text:name="h.z632kog3xxxm"/><text:bookmark-end text:name="h.z632kog3xxxm"/><text:span text:style-name="T1_1">Test</text:span><text:span text:style-name="T1_2"><text:s/></text:span><text:span text:style-name="T1_3">Pitch</text:span></text:p>
      <text:p text:style-name="P2"><text:bookmark-start text:name="h.asr0dlc3wgkf"/><text:bookmark-end text:name="h.asr0dlc3wgkf"/><text:span text:style-name="T2_1">A</text:span><text:span text:style-name="T2_2"><text:s/></text:span><text:span text:style-name="T2_3">test</text:span><text:span text:style-name="T2_4"><text:s/></text:span><text:span text:style-name="T2_5">pitch</text:span><text:span text:style-name="T2_6"><text:s/></text:span><text:span text:style-name="T2_7">for</text:span><text:span text:style-name="T2_8"><text:s/></text:span><text:span text:style-name="T2_9">previews</text:span></text:p>
      <text:p text:style-name="P3"/>
      <text:p text:style-name="P4"><text:span text:style-name="T4_1">Client</text:span><text:span text:style-name="T4_2">:</text:span><text:span text:style-name="T4_3"><text:s/></text:span><text:span text:style-name="T4_4">Internal</text:span><text:span text:style-name="T4_5"><text:s/></text:span><text:span text:style-name="T4_6">Testing</text:span></text:p>
      <text:p text:style-name="P5"><text:span text:style-name="T5_1">Project</text:span><text:span text:style-name="T5_2">:</text:span><text:span text:style-name="T5_3"><text:s/></text:span><text:span text:style-name="T5_4">Typesetr</text:span></text:p>
      <text:p text:style-name="P6"><text:span text:style-name="T6_1">Author</text:span><text:span text:style-name="T6_2">:</text:span><text:span text:style-name="T6_3"><text:s/></text:span><text:span text:style-name="T6_4">The</text:span><text:span text:style-name="T6_5"><text:s/></text:span><text:span text:style-name="T6_6">Author</text:span></text:p>
      <text:p text:style-name="P7"><text:span text:style-name="T7_1">Recipients</text:span><text:span text:style-name="T7_2">:</text:span><text:span text:style-name="T7_3"><text:s/></text:span><text:span text:style-name="T7_4">Recipients</text:span></text:p>
      <text:p text:style-name="P8"><text:span text:style-name="T8_1">Version</text:span><text:span text:style-name="T8_2">:</text:span><text:span text:style-name="T8_3"><text:s/>0.0.0</text:span></text:p>
      <text:p text:style-name="P9"><text:span text:style-name="T9_1">Date</text:span><text:span text:style-name="T9_2">:</text:span><text:span text:style-name="T9_3"><text:s/>2012-07-18</text:span></text:p>
      <text:p text:style-name="P10"/>
      <text:p text:style-name="P11"/>
      <text:h text:style-name="P12" text:outline-level="10"><text:bookmark-start text:name="h.vkmvbr6nkgjm"/><text:bookmark-end text:name="h.vkmvbr6nkgjm"/><text:span text:style-name="T12_1">Cupcake</text:span><text:span text:style-name="T12_2"><text:s/></text:span><text:span text:style-name="T12_3">Ipsum</text:span></text:h>
      <text:p text:style-name="P13"><text:span text:style-name="T13_1">Cupcake</text:span><text:span text:style-name="T13_2"><text:s/></text:span><text:span text:style-name="T13_3">ipsum</text:span><text:span text:style-name="T13_4"><text:s/></text:span><text:span text:style-name="T13_5">dolor</text:span><text:span text:style-name="T13_6"><text:s/></text:span><text:span text:style-name="T13_7">sit</text:span><text:span text:style-name="T13_8"><text:s/></text:span><text:span text:style-name="T13_9">amet</text:span><text:span text:style-name="T13_10"><text:s/></text:span><text:span text:style-name="T13_11">pie</text:span><text:span text:style-name="T13_12"><text:s/></text:span><text:span text:style-name="T13_13">jujubes</text:span><text:span text:style-name="T13_14">.<text:s/></text:span><text:span text:style-name="T13_15">Danish</text:span><text:span text:style-name="T13_16"><text:s/></text:span><text:span text:style-name="T13_17">candy</text:span><text:span text:style-name="T13_18"><text:s/></text:span><text:span text:style-name="T13_19">canes</text:span><text:span text:style-name="T13_20"><text:s/></text:span><text:span text:style-name="T13_21">liquorice</text:span><text:span text:style-name="T13_22"><text:s/></text:span><text:span text:style-name="T13_23">pudding</text:span><text:span text:style-name="T13_24">.<text:s/></text:span><text:span text:style-name="T13_25">Chupa</text:span><text:span text:style-name="T13_26"><text:s/></text:span><text:span text:style-name="T13_27">chups</text:span><text:span text:style-name="T13_28"><text:s/></text:span><text:span text:style-name="T13_29">dragée</text:span><text:span text:style-name="T13_30"><text:s/></text:span><text:span text:style-name="T13_31">dragée</text:span><text:span text:style-name="T13_32"><text:s/></text:span><text:span text:style-name="T13_33">lemon</text:span><text:span text:style-name="T13_34"><text:s/></text:span><text:span text:style-name="T13_35">drops</text:span><text:span text:style-name="T13_36"><text:s/></text:span><text:span text:style-name="T13_37">icing</text:span><text:span text:style-name="T13_38"><text:s/></text:span><text:span text:style-name="T13_39">marshmallow</text:span><text:span text:style-name="T13_40"><text:s/></text:span><text:span text:style-name="T13_41">icing</text:span><text:span text:style-name="T13_42">.<text:s/></text:span><text:span text:style-name="T13_43">Sweet</text:span><text:span text:style-name="T13_44"><text:s/></text:span><text:span text:style-name="T13_45">roll</text:span><text:span text:style-name="T13_46"><text:s/></text:span><text:span text:style-name="T13_47">apple</text:span><text:span text:style-name="T13_48"><text:s/></text:span><text:span text:style-name="T13_49">pie</text:span><text:span text:style-name="T13_50"><text:s/></text:span><text:span text:style-name="T13_51">cookie</text:span><text:span text:style-name="T13_52"><text:s/></text:span><text:span text:style-name="T13_53">carrot</text:span><text:span text:style-name="T13_54"><text:s/></text:span><text:span text:style-name="T13_55">cake</text:span><text:span text:style-name="T13_56"><text:s/></text:span><text:span text:style-name="T13_57">biscuit</text:span><text:span text:style-name="T13_58"><text:s/></text:span><text:span text:style-name="T13_59">gummi</text:span><text:span text:style-name="T13_60"><text:s/></text:span><text:span text:style-name="T13_61">bears</text:span><text:span text:style-name="T13_62"><text:s/></text:span><text:span text:style-name="T13_63">dragée</text:span><text:span text:style-name="T13_64"><text:s/></text:span><text:span text:style-name="T13_65">chupa</text:span><text:span text:style-name="T13_66"><text:s/></text:span><text:span text:style-name="T13_67">chups</text:span><text:span text:style-name="T13_68"><text:s/></text:span><text:span text:style-name="T13_69">gummies</text:span><text:span text:style-name="T13_70">.<text:s/></text:span><text:span text:style-name="T13_71">Ice</text:span><text:span text:style-name="T13_72"><text:s/></text:span><text:span text:style-name="T13_73">cream</text:span><text:span text:style-name="T13_74"><text:s/></text:span><text:span text:style-name="T13_75">sugar</text:span><text:span text:style-name="T13_76"><text:s/></text:span><text:span text:style-name="T13_77">plum</text:span><text:span text:style-name="T13_78"><text:s/></text:span><text:span text:style-name="T13_79">jelly</text:span><text:span text:style-name="T13_80"><text:s/></text:span><text:span text:style-name="T13_81">halvah</text:span><text:span text:style-name="T13_82"><text:s/></text:span><text:span text:style-name="T13_83">wafer</text:span><text:span text:style-name="T13_84"><text:s/></text:span><text:span text:style-name="T13_85">carrot</text:span><text:span text:style-name="T13_86"><text:s/></text:span><text:span text:style-name="T13_87">cake</text:span><text:span text:style-name="T13_88"><text:s/></text:span><text:span text:style-name="T13_89">gummi</text:span><text:span text:style-name="T13_90"><text:s/></text:span><text:span text:style-name="T13_91">bears</text:span><text:span text:style-name="T13_92">.<text:s/></text:span><text:span text:style-name="T13_93">Dessert</text:span><text:span text:style-name="T13_94"><text:s/></text:span><text:span text:style-name="T13_95">soufflé</text:span><text:span text:style-name="T13_96"><text:s/></text:span><text:span text:style-name="T13_97">carrot</text:span><text:span text:style-name="T13_98"><text:s/></text:span><text:span text:style-name="T13_99">cake</text:span><text:span text:style-name="T13_100"><text:s/></text:span><text:span text:style-name="T13_101">wypas</text:span><text:span text:style-name="T13_102"><text:s/></text:span><text:span text:style-name="T13_103">chocolate</text:span><text:span text:style-name="T13_104"><text:s/></text:span><text:span text:style-name="T13_105">cake</text:span><text:span text:style-name="T13_106"><text:s/></text:span><text:span text:style-name="T13_107">pudding</text:span><text:span text:style-name="T13_108">.<text:s/></text:span><text:span text:style-name="T13_109">Ice</text:span><text:span text:style-name="T13_110"><text:s/></text:span><text:span text:style-name="T13_111">cream</text:span><text:span text:style-name="T13_112"><text:s/></text:span><text:span text:style-name="T13_113">pudding</text:span><text:span text:style-name="T13_114"><text:s/></text:span><text:span text:style-name="T13_115">candy</text:span><text:span text:style-name="T13_116"><text:s/></text:span><text:span text:style-name="T13_117">canes</text:span><text:span text:style-name="T13_118"><text:s/></text:span><text:span text:style-name="T13_119">muffin</text:span><text:span text:style-name="T13_120"><text:s/></text:span><text:span text:style-name="T13_121">powder</text:span><text:span text:style-name="T13_122"><text:s/></text:span><text:span text:style-name="T13_123">pastry</text:span><text:span text:style-name="T13_124"><text:s/></text:span><text:span text:style-name="T13_125">tiramisu</text:span><text:span text:style-name="T13_126"><text:s/></text:span><text:span text:style-name="T13_127">candy</text:span><text:span text:style-name="T13_128"><text:s/></text:span><text:span text:style-name="T13_129">pastry</text:span><text:span text:style-name="T13_130">.<text:s/></text:span><text:span text:style-name="T13_131">Dragée</text:span><text:span text:style-name="T13_132"><text:s/></text:span><text:span text:style-name="T13_133">tootsie</text:span><text:span text:style-name="T13_134"><text:s/></text:span><text:span text:style-name="T13_135">roll</text:span><text:span text:style-name="T13_136"><text:s/></text:span><text:span text:style-name="T13_137">tart</text:span><text:span text:style-name="T13_138">.<text:s/></text:span><text:span text:style-name="T13_139">Pie</text:span><text:span text:style-name="T13_140"><text:s/></text:span><text:span text:style-name="T13_141">tiramisu</text:span><text:span text:style-name="T13_142"><text:s/></text:span><text:span text:style-name="T13_143">jelly</text:span><text:span text:style-name="T13_144">.<text:s/></text:span><text:span text:style-name="T13_145">Tootsie</text:span><text:span text:style-name="T13_146"><text:s/></text:span><text:span text:style-name="T13_147">roll</text:span><text:span text:style-name="T13_148"><text:s/></text:span><text:span text:style-name="T13_149">caramels</text:span><text:span text:style-name="T13_150"><text:s/></text:span><text:span text:style-name="T13_151">candy</text:span><text:span text:style-name="T13_152"><text:s/></text:span><text:span text:style-name="T13_153">sugar</text:span><text:span text:style-name="T13_154"><text:s/></text:span><text:span text:style-name="T13_155">plum</text:span><text:span text:style-name="T13_156"><text:s/></text:span><text:span text:style-name="T13_157">candy</text:span><text:span text:style-name="T13_158"><text:s/></text:span><text:span text:style-name="T13_159">canes</text:span><text:span text:style-name="T13_160"><text:s/></text:span><text:span text:style-name="T13_161">danish</text:span><text:span text:style-name="T13_162">.<text:s/></text:span><text:span text:style-name="T13_163">Toffee</text:span><text:span text:style-name="T13_164"><text:s/></text:span><text:span text:style-name="T13_165">wypas</text:span><text:span text:style-name="T13_166"><text:s/></text:span><text:span text:style-name="T13_167">pie</text:span><text:span text:style-name="T13_168"><text:s/></text:span><text:span text:style-name="T13_169">macaroon</text:span><text:span text:style-name="T13_170"><text:s/></text:span><text:span text:style-name="T13_171">chocolate</text:span><text:span text:style-name="T13_172"><text:s/></text:span><text:span text:style-name="T13_173">cake</text:span><text:span text:style-name="T13_174"><text:s/></text:span><text:span text:style-name="T13_175">tiramisu</text:span><text:span text:style-name="T13_176"><text:s/></text:span><text:span text:style-name="T13_177">pastry</text:span><text:span text:style-name="T13_178"><text:s/></text:span><text:span text:style-name="T13_179">wafer</text:span><text:span text:style-name="T13_180"><text:s/></text:span><text:span text:style-name="T13_181">cotton</text:span><text:span text:style-name="T13_182"><text:s/></text:span><text:span text:style-name="T13_183">candy</text:span><text:span text:style-name="T13_184">.<text:s/></text:span><text:span text:style-name="T13_185">Soufflé</text:span><text:span text:style-name="T13_186"><text:s/></text:span><text:span text:style-name="T13_187">wypas</text:span><text:span text:style-name="T13_188"><text:s/></text:span><text:span text:style-name="T13_189">jelly</text:span><text:span text:style-name="T13_190"><text:s/></text:span><text:span text:style-name="T13_191">biscuit</text:span><text:span text:style-name="T13_192"><text:s/></text:span><text:span text:style-name="T13_193">tart</text:span><text:span text:style-name="T13_194"><text:s/></text:span><text:span text:style-name="T13_195">dragée</text:span><text:span text:style-name="T13_196"><text:s/></text:span><text:span text:style-name="T13_197">liquorice</text:span><text:span text:style-name="T13_198">.<text:s/></text:span><text:span text:style-name="T13_199">Croissant</text:span><text:span text:style-name="T13_200"><text:s/></text:span><text:span text:style-name="T13_201">candy</text:span><text:span text:style-name="T13_202"><text:s/></text:span><text:span text:style-name="T13_203">gummies</text:span><text:span text:style-name="T13_204"><text:s/></text:span><text:span text:style-name="T13_205">carrot</text:span><text:span text:style-name="T13_206"><text:s/></text:span><text:span text:style-name="T13_207">cake</text:span><text:span text:style-name="T13_208"><text:s/></text:span><text:span text:style-name="T13_209">pie</text:span><text:span text:style-name="T13_210"><text:s/></text:span><text:span text:style-name="T13_211">wypas</text:span><text:span text:style-name="T13_212"><text:s/></text:span><text:span text:style-name="T13_213">jelly</text:span><text:span text:style-name="T13_214"><text:s/></text:span><text:span text:style-name="T13_215">beans</text:span><text:span text:style-name="T13_216">.<text:s/></text:span><text:span text:style-name="T13_217">Carrot</text:span><text:span text:style-name="T13_218"><text:s/></text:span><text:span text:style-name="T13_219">cake</text:span><text:span text:style-name="T13_220"><text:s/></text:span><text:span text:style-name="T13_221">jelly</text:span><text:span text:style-name="T13_222"><text:s/></text:span><text:span text:style-name="T13_223">beans</text:span><text:span text:style-name="T13_224"><text:s/></text:span><text:span text:style-name="T13_225">fruitcake</text:span><text:span text:style-name="T13_226"><text:s/></text:span><text:span text:style-name="T13_227">biscuit</text:span><text:span text:style-name="T13_228"><text:s/></text:span><text:span text:style-name="T13_229">toffee</text:span><text:span text:style-name="T13_230"><text:s/></text:span><text:span text:style-name="T13_231">jelly</text:span><text:span text:style-name="T13_232">-</text:span><text:span text:style-name="T13_233">o</text:span><text:span text:style-name="T13_234"><text:s/></text:span><text:span text:style-name="T13_235">sugar</text:span><text:span text:style-name="T13_236"><text:s/></text:span><text:span text:style-name="T13_237">plum</text:span><text:span text:style-name="T13_238">.</text:span></text:p>
      <text:p text:style-name="P14"/>
      <text:h text:style-name="P15" text:outline-level="10"><text:bookmark-start text:name="h.n5m7eyiqqcna"/><text:bookmark-end text:name="h.n5m7eyiqqcna"/><text:span text:style-name="T15_1">Candy</text:span><text:span text:style-name="T15_2"><text:s/></text:span><text:span text:style-name="T15_3">Canes</text:span></text:h>
      <text:p text:style-name="P16"><text:span text:style-name="T16_1">Candy</text:span><text:span text:style-name="T16_2"><text:s/></text:span><text:span text:style-name="T16_3">canes</text:span><text:span text:style-name="T16_4"><text:s/></text:span><text:span text:style-name="T16_5">cookie</text:span><text:span text:style-name="T16_6"><text:s/></text:span><text:span text:style-name="T16_7">bear</text:span><text:span text:style-name="T16_8"><text:s/></text:span><text:span text:style-name="T16_9">claw</text:span><text:span text:style-name="T16_10"><text:s/></text:span><text:span text:style-name="T16_11">chocolate</text:span><text:span text:style-name="T16_12"><text:s/></text:span><text:span text:style-name="T16_13">cake</text:span><text:span text:style-name="T16_14"><text:s/></text:span><text:span text:style-name="T16_15">tart</text:span><text:span text:style-name="T16_16"><text:s/></text:span><text:span text:style-name="T16_17">caramels</text:span><text:span text:style-name="T16_18"><text:s/></text:span><text:span text:style-name="T16_19">brownie</text:span><text:span text:style-name="T16_20"><text:s/></text:span><text:span text:style-name="T16_21">tiramisu</text:span><text:span text:style-name="T16_22"><text:s/></text:span><text:span text:style-name="T16_23">jujubes</text:span><text:span text:style-name="T16_24">.<text:s/></text:span><text:span text:style-name="T16_25">Tart</text:span><text:span text:style-name="T16_26"><text:s/></text:span><text:span text:style-name="T16_27">faworki</text:span><text:span text:style-name="T16_28"><text:s/></text:span><text:span text:style-name="T16_29">chocolate</text:span><text:span text:style-name="T16_30"><text:s/></text:span><text:span text:style-name="T16_31">halvah</text:span><text:span text:style-name="T16_32"><text:s/></text:span><text:span text:style-name="T16_33">sesame</text:span><text:span text:style-name="T16_34"><text:s/></text:span><text:span text:style-name="T16_35">snaps</text:span><text:span text:style-name="T16_36">.<text:s/></text:span><text:span text:style-name="T16_37">Bonbon</text:span><text:span text:style-name="T16_38"><text:s/></text:span><text:span text:style-name="T16_39">caramels</text:span><text:span text:style-name="T16_40"><text:s/></text:span><text:span text:style-name="T16_41">wafer</text:span><text:span text:style-name="T16_42"><text:s/></text:span><text:span text:style-name="T16_43">pastry</text:span><text:span text:style-name="T16_44"><text:s/></text:span><text:span text:style-name="T16_45">sugar</text:span><text:span text:style-name="T16_46"><text:s/></text:span><text:span text:style-name="T16_47">plum</text:span><text:span text:style-name="T16_48"><text:s/></text:span><text:span text:style-name="T16_49">powder</text:span><text:span text:style-name="T16_50">.<text:s/></text:span><text:span text:style-name="T16_51">Faworki</text:span><text:span text:style-name="T16_52"><text:s/></text:span><text:span text:style-name="T16_53">wafer</text:span><text:span text:style-name="T16_54"><text:s/></text:span><text:span text:style-name="T16_55">soufflé</text:span><text:span text:style-name="T16_56"><text:s/></text:span><text:span text:style-name="T16_57">jelly</text:span><text:span text:style-name="T16_58">.<text:s/></text:span><text:span text:style-name="T16_59">Marshmallow</text:span><text:span text:style-name="T16_60"><text:s/></text:span><text:span text:style-name="T16_61">candy</text:span><text:span text:style-name="T16_62"><text:s/></text:span><text:span text:style-name="T16_63">tootsie</text:span><text:span text:style-name="T16_64"><text:s/></text:span><text:span text:style-name="T16_65">roll</text:span><text:span text:style-name="T16_66"><text:s/></text:span><text:span text:style-name="T16_67">apple</text:span><text:span text:style-name="T16_68"><text:s/></text:span><text:span text:style-name="T16_69">pie</text:span><text:span text:style-name="T16_70">.<text:s/></text:span><text:span text:style-name="T16_71">Chupa</text:span><text:span text:style-name="T16_72"><text:s/></text:span><text:span text:style-name="T16_73">chups</text:span><text:span text:style-name="T16_74"><text:s/></text:span><text:span text:style-name="T16_75">wypas</text:span><text:span text:style-name="T16_76"><text:s/></text:span><text:span text:style-name="T16_77">gingerbread</text:span><text:span text:style-name="T16_78"><text:s/></text:span><text:span text:style-name="T16_79">danish</text:span><text:span text:style-name="T16_80"><text:s/></text:span><text:span text:style-name="T16_81">chocolate</text:span><text:span text:style-name="T16_82"><text:s/></text:span><text:span text:style-name="T16_83">cake</text:span><text:span text:style-name="T16_84">.<text:s/></text:span><text:span text:style-name="T16_85">Tootsie</text:span><text:span text:style-name="T16_86"><text:s/></text:span><text:span text:style-name="T16_87">roll</text:span><text:span text:style-name="T16_88"><text:s/></text:span><text:span text:style-name="T16_89">candy</text:span><text:span text:style-name="T16_90"><text:s/></text:span><text:span text:style-name="T16_91">canes</text:span><text:span text:style-name="T16_92"><text:s/></text:span><text:span text:style-name="T16_93">biscuit</text:span><text:span text:style-name="T16_94"><text:s/></text:span><text:span text:style-name="T16_95">cheesecake</text:span><text:span text:style-name="T16_96"><text:s/></text:span><text:span text:style-name="T16_97">chocolate</text:span><text:span text:style-name="T16_98"><text:s/></text:span><text:span text:style-name="T16_99">cake</text:span><text:span text:style-name="T16_100"><text:s/></text:span><text:span text:style-name="T16_101">danish</text:span><text:span text:style-name="T16_102"><text:s/></text:span><text:span text:style-name="T16_103">apple</text:span><text:span text:style-name="T16_104"><text:s/></text:span><text:span text:style-name="T16_105">pie</text:span><text:span text:style-name="T16_106">.<text:s/></text:span><text:span text:style-name="T16_107">Chupa</text:span><text:span text:style-name="T16_108"><text:s/></text:span><text:span text:style-name="T16_109">chups</text:span><text:span text:style-name="T16_110"><text:s/></text:span><text:span text:style-name="T16_111">cupcake</text:span><text:span text:style-name="T16_112"><text:s/></text:span><text:span text:style-name="T16_113">brownie</text:span><text:span text:style-name="T16_114">.<text:s/></text:span><text:span text:style-name="T16_115">Bonbon</text:span><text:span text:style-name="T16_116"><text:s/></text:span><text:span text:style-name="T16_117">sweet</text:span><text:span text:style-name="T16_118"><text:s/></text:span><text:span text:style-name="T16_119">roll</text:span><text:span text:style-name="T16_120"><text:s/></text:span><text:span text:style-name="T16_121">bonbon</text:span><text:span text:style-name="T16_122"><text:s/></text:span><text:span text:style-name="T16_123">tootsie</text:span><text:span text:style-name="T16_124"><text:s/></text:span><text:span text:style-name="T16_125">roll</text:span><text:span text:style-name="T16_126"><text:s/></text:span><text:span text:style-name="T16_127">macaroon</text:span><text:span text:style-name="T16_128">.<text:s/></text:span><text:span text:style-name="T16_129">Faworki</text:span><text:span text:style-name="T16_130"><text:s/></text:span><text:span text:style-name="T16_131">bear</text:span><text:span text:style-name="T16_132"><text:s/></text:span><text:span text:style-name="T16_133">claw</text:span><text:span text:style-name="T16_134"><text:s/></text:span><text:span text:style-name="T16_135">marzipan</text:span><text:span text:style-name="T16_136">.<text:s/></text:span><text:span text:style-name="T16_137">Pudding</text:span><text:span text:style-name="T16_138"><text:s/></text:span><text:span text:style-name="T16_139">apple</text:span><text:span text:style-name="T16_140"><text:s/></text:span><text:span text:style-name="T16_141">pie</text:span><text:span text:style-name="T16_142"><text:s/></text:span><text:span text:style-name="T16_143">tootsie</text:span><text:span text:style-name="T16_144"><text:s/></text:span><text:span text:style-name="T16_145">roll</text:span><text:span text:style-name="T16_146">.<text:s/></text:span><text:span text:style-name="T16_147">Fruitcake</text:span><text:span text:style-name="T16_148"><text:s/></text:span><text:span text:style-name="T16_149">dessert</text:span><text:span text:style-name="T16_150"><text:s/></text:span><text:span text:style-name="T16_151">lemon</text:span><text:span text:style-name="T16_152"><text:s/></text:span><text:span text:style-name="T16_153">drops</text:span><text:span text:style-name="T16_154"><text:s/></text:span><text:span text:style-name="T16_155">chocolate</text:span><text:span text:style-name="T16_156"><text:s/></text:span><text:span text:style-name="T16_157">gingerbread</text:span><text:span text:style-name="T16_158"><text:s/></text:span><text:span text:style-name="T16_159">topping</text:span><text:span text:style-name="T16_160"><text:s/></text:span><text:span text:style-name="T16_161">halvah</text:span><text:span text:style-name="T16_162"><text:s/></text:span><text:span text:style-name="T16_163">bonbon</text:span><text:span text:style-name="T16_164"><text:s/></text:span><text:span text:style-name="T16_165">jelly</text:span><text:span text:style-name="T16_166">-</text:span><text:span text:style-name="T16_167">o</text:span><text:span text:style-name="T16_168">.<text:s/></text:span><text:span text:style-name="T16_169">Jelly</text:span><text:span text:style-name="T16_170"><text:s/></text:span><text:span text:style-name="T16_171">beans</text:span><text:span text:style-name="T16_172"><text:s/></text:span><text:span text:style-name="T16_173">topping</text:span><text:span text:style-name="T16_174"><text:s/></text:span><text:span text:style-name="T16_175">sweet</text:span><text:span text:style-name="T16_176"><text:s/></text:span><text:span text:style-name="T16_177">roll</text:span><text:span text:style-name="T16_178"><text:s/></text:span><text:span text:style-name="T16_179">lollipop</text:span><text:span text:style-name="T16_180"><text:s/></text:span><text:span text:style-name="T16_181">donut</text:span><text:span text:style-name="T16_182"><text:s/></text:span><text:span text:style-name="T16_183">chupa</text:span><text:span text:style-name="T16_184"><text:s/></text:span><text:span text:style-name="T16_185">chups</text:span><text:span text:style-name="T16_186">.<text:s/></text:span><text:span text:style-name="T16_187">Tiramisu</text:span><text:span text:style-name="T16_188"><text:s/></text:span><text:span text:style-name="T16_189">soufflé</text:span><text:span text:style-name="T16_190"><text:s/></text:span><text:span text:style-name="T16_191">lollipop</text:span><text:span text:style-name="T16_192"><text:s/></text:span><text:span text:style-name="T16_193">donut</text:span><text:span text:style-name="T16_194"><text:s/></text:span><text:span text:style-name="T16_195">sesame</text:span><text:span text:style-name="T16_196"><text:s/></text:span><text:span text:style-name="T16_197">snaps</text:span><text:span text:style-name="T16_198"><text:s/></text:span><text:span text:style-name="T16_199">sweet</text:span><text:span text:style-name="T16_200"><text:s/></text:span><text:span text:style-name="T16_201">macaroon</text:span><text:span text:style-name="T16_202"><text:s/></text:span><text:span text:style-name="T16_203">cake</text:span><text:span text:style-name="T16_204"><text:s/></text:span><text:span text:style-name="T16_205">bear</text:span><text:span text:style-name="T16_206"><text:s/></text:span><text:span text:style-name="T16_207">claw</text:span><text:span text:style-name="T16_208">.</text:span></text:p>
      <text:p text:style-name="P17"/>
      <text:h text:style-name="P18" text:outline-level="10"><text:bookmark-start text:name="h.k1q9l6nbf793"/><text:bookmark-end text:name="h.k1q9l6nbf793"/><text:span text:style-name="T18_1">Halvah</text:span><text:span text:style-name="T18_2"><text:s/></text:span><text:span text:style-name="T18_3">Cotton</text:span></text:h>
      <text:p text:style-name="P19"><text:span text:style-name="T19_1">Halvah</text:span><text:span text:style-name="T19_2"><text:s/></text:span><text:span text:style-name="T19_3">cotton</text:span><text:span text:style-name="T19_4"><text:s/></text:span><text:span text:style-name="T19_5">candy</text:span><text:span text:style-name="T19_6"><text:s/></text:span><text:span text:style-name="T19_7">sugar</text:span><text:span text:style-name="T19_8"><text:s/></text:span><text:span text:style-name="T19_9">plum</text:span><text:span text:style-name="T19_10"><text:s/></text:span><text:span text:style-name="T19_11">jelly</text:span><text:span text:style-name="T19_12">.<text:s/></text:span><text:span text:style-name="T19_13">Applicake</text:span><text:span text:style-name="T19_14"><text:s/></text:span><text:span text:style-name="T19_15">jelly</text:span><text:span text:style-name="T19_16"><text:s/></text:span><text:span text:style-name="T19_17">halvah</text:span><text:span text:style-name="T19_18"><text:s/></text:span><text:span text:style-name="T19_19">cheesecake</text:span><text:span text:style-name="T19_20">.<text:s/></text:span><text:span text:style-name="T19_21">Gingerbread</text:span><text:span text:style-name="T19_22"><text:s/></text:span><text:span text:style-name="T19_23">dessert</text:span><text:span text:style-name="T19_24"><text:s/></text:span><text:span text:style-name="T19_25">tootsie</text:span><text:span text:style-name="T19_26"><text:s/></text:span><text:span text:style-name="T19_27">roll</text:span><text:span text:style-name="T19_28"><text:s/></text:span><text:span text:style-name="T19_29">soufflé</text:span><text:span text:style-name="T19_30"><text:s/></text:span><text:span text:style-name="T19_31">dessert</text:span><text:span text:style-name="T19_32">.<text:s/></text:span><text:span text:style-name="T19_33">Jelly</text:span><text:span text:style-name="T19_34"><text:s/></text:span><text:span text:style-name="T19_35">beans</text:span><text:span text:style-name="T19_36"><text:s/></text:span><text:span text:style-name="T19_37">carrot</text:span><text:span text:style-name="T19_38"><text:s/></text:span><text:span text:style-name="T19_39">cake</text:span><text:span text:style-name="T19_40"><text:s/></text:span><text:span text:style-name="T19_41">croissant</text:span><text:span text:style-name="T19_42">.<text:s/></text:span><text:span text:style-name="T19_43">Cake</text:span><text:span text:style-name="T19_44"><text:s/></text:span><text:span text:style-name="T19_45">bear</text:span><text:span text:style-name="T19_46"><text:s/></text:span><text:span text:style-name="T19_47">claw</text:span><text:span text:style-name="T19_48"><text:s/></text:span><text:span text:style-name="T19_49">dragée</text:span><text:span text:style-name="T19_50"><text:s/></text:span><text:span text:style-name="T19_51">sweet</text:span><text:span text:style-name="T19_52"><text:s/></text:span><text:span text:style-name="T19_53">roll</text:span><text:span text:style-name="T19_54"><text:s/></text:span><text:span text:style-name="T19_55">toffee</text:span><text:span text:style-name="T19_56"><text:s/></text:span><text:span text:style-name="T19_57">chocolate</text:span><text:span text:style-name="T19_58"><text:s/></text:span><text:span text:style-name="T19_59">bar</text:span><text:span text:style-name="T19_60"><text:s/></text:span><text:span text:style-name="T19_61">brownie</text:span><text:span text:style-name="T19_62"><text:s/></text:span><text:span text:style-name="T19_63">cookie</text:span><text:span text:style-name="T19_64"><text:s/></text:span><text:span text:style-name="T19_65">marshmallow</text:span><text:span text:style-name="T19_66">.<text:s/></text:span><text:span text:style-name="T19_67">Muffin</text:span><text:span text:style-name="T19_68"><text:s/></text:span><text:span text:style-name="T19_69">danish</text:span><text:span text:style-name="T19_70"><text:s/></text:span><text:span text:style-name="T19_71">dragée</text:span><text:span text:style-name="T19_72">.<text:s/></text:span><text:span text:style-name="T19_73">Tootsie</text:span><text:span text:style-name="T19_74"><text:s/></text:span><text:span text:style-name="T19_75">roll</text:span><text:span text:style-name="T19_76"><text:s/></text:span><text:span text:style-name="T19_77">sweet</text:span><text:span text:style-name="T19_78"><text:s/></text:span><text:span text:style-name="T19_79">roll</text:span><text:span text:style-name="T19_80"><text:s/></text:span><text:span text:style-name="T19_81">sweet</text:span><text:span text:style-name="T19_82"><text:s/></text:span><text:span text:style-name="T19_83">roll</text:span><text:span text:style-name="T19_84"><text:s/></text:span><text:span text:style-name="T19_85">tiramisu</text:span><text:span text:style-name="T19_86"><text:s/></text:span><text:span text:style-name="T19_87">topping</text:span><text:span text:style-name="T19_88"><text:s/></text:span><text:span text:style-name="T19_89">chocolate</text:span><text:span text:style-name="T19_90"><text:s/></text:span><text:span text:style-name="T19_91">gingerbread</text:span><text:span text:style-name="T19_92"><text:s/></text:span><text:span text:style-name="T19_93">pie</text:span><text:span text:style-name="T19_94"><text:s/></text:span><text:span text:style-name="T19_95">ice</text:span><text:span text:style-name="T19_96"><text:s/></text:span><text:span text:style-name="T19_97">cream</text:span><text:span text:style-name="T19_98">.<text:s/></text:span><text:span text:style-name="T19_99">Soufflé</text:span><text:span text:style-name="T19_100"><text:s/></text:span><text:span text:style-name="T19_101">soufflé</text:span><text:span text:style-name="T19_102"><text:s/></text:span><text:span text:style-name="T19_103">candy</text:span><text:span text:style-name="T19_104"><text:s/></text:span><text:span text:style-name="T19_105">jelly</text:span><text:span text:style-name="T19_106"><text:s/></text:span><text:span text:style-name="T19_107">beans</text:span><text:span text:style-name="T19_108"><text:s/></text:span><text:span text:style-name="T19_109">gummi</text:span><text:span text:style-name="T19_110"><text:s/></text:span><text:span text:style-name="T19_111">bears</text:span><text:span text:style-name="T19_112"><text:s/></text:span><text:span text:style-name="T19_113">lollipop</text:span><text:span text:style-name="T19_114">.<text:s/></text:span><text:span text:style-name="T19_115">Lollipop</text:span><text:span text:style-name="T19_116"><text:s/></text:span><text:span text:style-name="T19_117">gingerbread</text:span><text:span text:style-name="T19_118"><text:s/></text:span><text:span text:style-name="T19_119">caramels</text:span><text:span text:style-name="T19_120"><text:s/></text:span><text:span text:style-name="T19_121">soufflé</text:span><text:span text:style-name="T19_122"><text:s/></text:span><text:span text:style-name="T19_123">tart</text:span><text:span text:style-name="T19_124"><text:s/></text:span><text:span text:style-name="T19_125">pie</text:span><text:span text:style-name="T19_126"><text:s/></text:span><text:span text:style-name="T19_127">marshmallow</text:span><text:span text:style-name="T19_128"><text:s/></text:span><text:span text:style-name="T19_129">brownie</text:span><text:span text:style-name="T19_130"><text:s/></text:span><text:span text:style-name="T19_131">bear</text:span><text:span text:style-name="T19_132"><text:s/></text:span><text:span text:style-name="T19_133">claw</text:span><text:span text:style-name="T19_134">.<text:s/></text:span><text:span text:style-name="T19_135">Gummi</text:span><text:span text:style-name="T19_136"><text:s/></text:span><text:span text:style-name="T19_137">bears</text:span><text:span text:style-name="T19_138"><text:s/></text:span><text:span text:style-name="T19_139">apple</text:span><text:span text:style-name="T19_140"><text:s/></text:span><text:span text:style-name="T19_141">pie</text:span><text:span text:style-name="T19_142"><text:s/></text:span><text:span text:style-name="T19_143">candy</text:span><text:span text:style-name="T19_144"><text:s/></text:span><text:span text:style-name="T19_145">ice</text:span><text:span text:style-name="T19_146"><text:s/></text:span><text:span text:style-name="T19_147">cream</text:span><text:span text:style-name="T19_148"><text:s/></text:span><text:span text:style-name="T19_149">sweet</text:span><text:span text:style-name="T19_150"><text:s/></text:span><text:span text:style-name="T19_151">wypas</text:span><text:span text:style-name="T19_152">.<text:s/></text:span><text:span text:style-name="T19_153">Sugar</text:span><text:span text:style-name="T19_154"><text:s/></text:span><text:span text:style-name="T19_155">plum</text:span><text:span text:style-name="T19_156"><text:s/></text:span><text:span text:style-name="T19_157">lemon</text:span><text:span text:style-name="T19_158"><text:s/></text:span><text:span text:style-name="T19_159">drops</text:span><text:span text:style-name="T19_160"><text:s/></text:span><text:span text:style-name="T19_161">jelly</text:span><text:span text:style-name="T19_162">-</text:span><text:span text:style-name="T19_163">o</text:span><text:span text:style-name="T19_164"><text:s/></text:span><text:span text:style-name="T19_165">muffin</text:span><text:span text:style-name="T19_166"><text:s/></text:span><text:span text:style-name="T19_167">tootsie</text:span><text:span text:style-name="T19_168"><text:s/></text:span><text:span text:style-name="T19_169">roll</text:span><text:span text:style-name="T19_170"><text:s/></text:span><text:span text:style-name="T19_171">danish</text:span><text:span text:style-name="T19_172">.<text:s/></text:span><text:span text:style-name="T19_173">Croissant</text:span><text:span text:style-name="T19_174"><text:s/></text:span><text:span text:style-name="T19_175">pastry</text:span><text:span text:style-name="T19_176"><text:s/></text:span><text:span text:style-name="T19_177">gingerbread</text:span><text:span text:style-name="T19_178"><text:s/></text:span><text:span text:style-name="T19_179">pastry</text:span><text:span text:style-name="T19_180"><text:s/></text:span><text:span text:style-name="T19_181">toffee</text:span><text:span text:style-name="T19_182"><text:s/></text:span><text:span text:style-name="T19_183">bonbon</text:span><text:span text:style-name="T19_184"><text:s/></text:span><text:span text:style-name="T19_185">chocolate</text:span><text:span text:style-name="T19_186"><text:s/></text:span><text:span text:style-name="T19_187">cake</text:span><text:span text:style-name="T19_188"><text:s/></text:span><text:span text:style-name="T19_189">tart</text:span><text:span text:style-name="T19_190"><text:s/></text:span><text:span text:style-name="T19_191">chocolate</text:span><text:span text:style-name="T19_192"><text:s/></text:span><text:span text:style-name="T19_193">cake</text:span><text:span text:style-name="T19_194">.<text:s/></text:span><text:span text:style-name="T19_195">Jujubes</text:span><text:span text:style-name="T19_196"><text:s/></text:span><text:span text:style-name="T19_197">sesame</text:span><text:span text:style-name="T19_198"><text:s/></text:span><text:span text:style-name="T19_199">snaps</text:span><text:span text:style-name="T19_200"><text:s/></text:span><text:span text:style-name="T19_201">lemon</text:span><text:span text:style-name="T19_202"><text:s/></text:span><text:span text:style-name="T19_203">drops</text:span><text:span text:style-name="T19_204"><text:s/></text:span><text:span text:style-name="T19_205">jujubes</text:span><text:span text:style-name="T19_206"><text:s/></text:span><text:span text:style-name="T19_207">candy</text:span><text:span text:style-name="T19_208"><text:s/></text:span><text:span text:style-name="T19_209">canes</text:span><text:span text:style-name="T19_210"><text:s/></text:span><text:span text:style-name="T19_211">toffee</text:span><text:span text:style-name="T19_212"><text:s/></text:span><text:span text:style-name="T19_213">sugar</text:span><text:span text:style-name="T19_214"><text:s/></text:span><text:span text:style-name="T19_215">plum</text:span><text:span text:style-name="T19_216"><text:s/></text:span><text:span text:style-name="T19_217">jujubes</text:span><text:span text:style-name="T19_218">.<text:s/></text:span><text:span text:style-name="T19_219">Sesame</text:span><text:span text:style-name="T19_220"><text:s/></text:span><text:span text:style-name="T19_221">snaps</text:span><text:span text:style-name="T19_222"><text:s/></text:span><text:span text:style-name="T19_223">candy</text:span><text:span text:style-name="T19_224"><text:s/></text:span><text:span text:style-name="T19_225">canes</text:span><text:span text:style-name="T19_226"><text:s/></text:span><text:span text:style-name="T19_227">tiramisu</text:span><text:span text:style-name="T19_228"><text:s/></text:span><text:span text:style-name="T19_229">pie</text:span><text:span text:style-name="T19_230"><text:s/></text:span><text:span text:style-name="T19_231">pie</text:span><text:span text:style-name="T19_232"><text:s/></text:span><text:span text:style-name="T19_233">gingerbread</text:span><text:span text:style-name="T19_234"><text:s/></text:span><text:span text:style-name="T19_235">wafer</text:span><text:span text:style-name="T19_236"><text:s/></text:span><text:span text:style-name="T19_237">apple</text:span><text:span text:style-name="T19_238"><text:s/></text:span><text:span text:style-name="T19_239">pie</text:span><text:span text:style-name="T19_240">.</text:span></text:p>
      <text:p text:style-name="P20"/>
      <text:h text:style-name="P21" text:outline-level="10"><text:bookmark-start text:name="h.feh5cqntglec"/><text:bookmark-end text:name="h.feh5cqntglec"/><text:span text:style-name="T21_1">Tootsie</text:span><text:span text:style-name="T21_2"><text:s/></text:span><text:span text:style-name="T21_3">Roll</text:span><text:span text:style-name="T21_4"><text:s/></text:span><text:span text:style-name="T21_5">Brownie</text:span></text:h>
      <text:p text:style-name="P22"><text:span text:style-name="T22_1">Tootsie</text:span><text:span text:style-name="T22_2"><text:s/></text:span><text:span text:style-name="T22_3">roll</text:span><text:span text:style-name="T22_4"><text:s/></text:span><text:span text:style-name="T22_5">brownie</text:span><text:span text:style-name="T22_6"><text:s/></text:span><text:span text:style-name="T22_7">fruitcake</text:span><text:span text:style-name="T22_8"><text:s/></text:span><text:span text:style-name="T22_9">marshmallow</text:span><text:span text:style-name="T22_10"><text:s/></text:span><text:span text:style-name="T22_11">wypas</text:span><text:span text:style-name="T22_12"><text:s/></text:span><text:span text:style-name="T22_13">chocolate</text:span><text:span text:style-name="T22_14"><text:s/></text:span><text:span text:style-name="T22_15">chocolate</text:span><text:span text:style-name="T22_16">.<text:s/></text:span><text:span text:style-name="T22_17">Brownie</text:span><text:span text:style-name="T22_18"><text:s/></text:span><text:span text:style-name="T22_19">applicake</text:span><text:span text:style-name="T22_20"><text:s/></text:span><text:span text:style-name="T22_21">bonbon</text:span><text:span text:style-name="T22_22"><text:s/></text:span><text:span text:style-name="T22_23">dessert</text:span><text:span text:style-name="T22_24"><text:s/></text:span><text:span text:style-name="T22_25">bonbon</text:span><text:span text:style-name="T22_26"><text:s/></text:span><text:span text:style-name="T22_27">candy</text:span><text:span text:style-name="T22_28"><text:s/></text:span><text:span text:style-name="T22_29">canes</text:span><text:span text:style-name="T22_30"><text:s/></text:span><text:span text:style-name="T22_31">tootsie</text:span><text:span text:style-name="T22_32"><text:s/></text:span><text:span text:style-name="T22_33">roll</text:span><text:span text:style-name="T22_34"><text:s/></text:span><text:span text:style-name="T22_35">toffee</text:span><text:span text:style-name="T22_36">.<text:s/></text:span><text:span text:style-name="T22_37">Lollipop</text:span><text:span text:style-name="T22_38"><text:s/></text:span><text:span text:style-name="T22_39">halvah</text:span><text:span text:style-name="T22_40"><text:s/></text:span><text:span text:style-name="T22_41">tootsie</text:span><text:span text:style-name="T22_42"><text:s/></text:span><text:span text:style-name="T22_43">roll</text:span><text:span text:style-name="T22_44">.<text:s/></text:span><text:span text:style-name="T22_45">Bonbon</text:span><text:span text:style-name="T22_46"><text:s/></text:span><text:span text:style-name="T22_47">macaroon</text:span><text:span text:style-name="T22_48"><text:s/></text:span><text:span text:style-name="T22_49">candy</text:span><text:span text:style-name="T22_50"><text:s/></text:span><text:span text:style-name="T22_51">applicake</text:span><text:span text:style-name="T22_52"><text:s/></text:span><text:span text:style-name="T22_53">pudding</text:span><text:span text:style-name="T22_54"><text:s/></text:span><text:span text:style-name="T22_55">cotton</text:span><text:span text:style-name="T22_56"><text:s/></text:span><text:span text:style-name="T22_57">candy</text:span><text:span text:style-name="T22_58"><text:s/></text:span><text:span text:style-name="T22_59">bonbon</text:span><text:span text:style-name="T22_60"><text:s/></text:span><text:span text:style-name="T22_61">chupa</text:span><text:span text:style-name="T22_62"><text:s/></text:span><text:span text:style-name="T22_63">chups</text:span><text:span text:style-name="T22_64">.<text:s/></text:span><text:span text:style-name="T22_65">Fruitcake</text:span><text:span text:style-name="T22_66"><text:s/></text:span><text:span text:style-name="T22_67">chocolate</text:span><text:span text:style-name="T22_68"><text:s/></text:span><text:span text:style-name="T22_69">cake</text:span><text:span text:style-name="T22_70"><text:s/></text:span><text:span text:style-name="T22_71">pastry</text:span><text:span text:style-name="T22_72"><text:s/></text:span><text:span text:style-name="T22_73">chocolate</text:span><text:span text:style-name="T22_74"><text:s/></text:span><text:span text:style-name="T22_75">bar</text:span><text:span text:style-name="T22_76">.<text:s/></text:span><text:span text:style-name="T22_77">Pastry</text:span><text:span text:style-name="T22_78"><text:s/></text:span><text:span text:style-name="T22_79">apple</text:span><text:span text:style-name="T22_80"><text:s/></text:span><text:span text:style-name="T22_81">pie</text:span><text:span text:style-name="T22_82"><text:s/></text:span><text:span text:style-name="T22_83">powder</text:span><text:span text:style-name="T22_84"><text:s/></text:span><text:span text:style-name="T22_85">cupcake</text:span><text:span text:style-name="T22_86">.<text:s/></text:span><text:span text:style-name="T22_87">Pie</text:span><text:span text:style-name="T22_88"><text:s/></text:span><text:span text:style-name="T22_89">liquorice</text:span><text:span text:style-name="T22_90"><text:s/></text:span><text:span text:style-name="T22_91">sweet</text:span><text:span text:style-name="T22_92"><text:s/></text:span><text:span text:style-name="T22_93">jelly</text:span><text:span text:style-name="T22_94">-</text:span><text:span text:style-name="T22_95">o</text:span><text:span text:style-name="T22_96"><text:s/></text:span><text:span text:style-name="T22_97">pudding</text:span><text:span text:style-name="T22_98">.<text:s/></text:span><text:span text:style-name="T22_99">Toffee</text:span><text:span text:style-name="T22_100"><text:s/></text:span><text:span text:style-name="T22_101">powder</text:span><text:span text:style-name="T22_102"><text:s/></text:span><text:span text:style-name="T22_103">bear</text:span><text:span text:style-name="T22_104"><text:s/></text:span><text:span text:style-name="T22_105">claw</text:span><text:span text:style-name="T22_106"><text:s/></text:span><text:span text:style-name="T22_107">lollipop</text:span><text:span text:style-name="T22_108">.<text:s/></text:span><text:span text:style-name="T22_109">Wypas</text:span><text:span text:style-name="T22_110"><text:s/></text:span><text:span text:style-name="T22_111">jelly</text:span><text:span text:style-name="T22_112">-</text:span><text:span text:style-name="T22_113">o</text:span><text:span text:style-name="T22_114"><text:s/></text:span><text:span text:style-name="T22_115">gingerbread</text:span><text:span text:style-name="T22_116"><text:s/></text:span><text:span text:style-name="T22_117">macaroon</text:span><text:span text:style-name="T22_118"><text:s/></text:span><text:span text:style-name="T22_119">tootsie</text:span><text:span text:style-name="T22_120"><text:s/></text:span><text:span text:style-name="T22_121">roll</text:span><text:span text:style-name="T22_122"><text:s/></text:span><text:span text:style-name="T22_123">sugar</text:span><text:span text:style-name="T22_124"><text:s/></text:span><text:span text:style-name="T22_125">plum</text:span><text:span text:style-name="T22_126"><text:s/></text:span><text:span text:style-name="T22_127">pie</text:span><text:span text:style-name="T22_128">.<text:s/></text:span><text:span text:style-name="T22_129">Powder</text:span><text:span text:style-name="T22_130"><text:s/></text:span><text:span text:style-name="T22_131">marshmallow</text:span><text:span text:style-name="T22_132"><text:s/></text:span><text:span text:style-name="T22_133">jujubes</text:span><text:span text:style-name="T22_134"><text:s/></text:span><text:span text:style-name="T22_135">icing</text:span><text:span text:style-name="T22_136"><text:s/></text:span><text:span text:style-name="T22_137">lollipop</text:span><text:span text:style-name="T22_138"><text:s/></text:span><text:span text:style-name="T22_139">chocolate</text:span><text:span text:style-name="T22_140"><text:s/></text:span><text:span text:style-name="T22_141">cake</text:span><text:span text:style-name="T22_142"><text:s/></text:span><text:span text:style-name="T22_143">marshmallow</text:span><text:span text:style-name="T22_144"><text:s/></text:span><text:span text:style-name="T22_145">toffee</text:span><text:span text:style-name="T22_146"><text:s/></text:span><text:span text:style-name="T22_147">apple</text:span><text:span text:style-name="T22_148"><text:s/></text:span><text:span text:style-name="T22_149">pie</text:span><text:span text:style-name="T22_150">.<text:s/></text:span><text:span text:style-name="T22_151">Wypas</text:span><text:span text:style-name="T22_152"><text:s/></text:span><text:span text:style-name="T22_153">dessert</text:span><text:span text:style-name="T22_154"><text:s/></text:span><text:span text:style-name="T22_155">pastry</text:span><text:span text:style-name="T22_156"><text:s/></text:span><text:span text:style-name="T22_157">liquorice</text:span><text:span text:style-name="T22_158"><text:s/></text:span><text:span text:style-name="T22_159">topping</text:span><text:span text:style-name="T22_160"><text:s/></text:span><text:span text:style-name="T22_161">dessert</text:span><text:span text:style-name="T22_162"><text:s/></text:span><text:span text:style-name="T22_163">chocolate</text:span><text:span text:style-name="T22_164"><text:s/></text:span><text:span text:style-name="T22_165">donut</text:span><text:span text:style-name="T22_166"><text:s/></text:span><text:span text:style-name="T22_167">marzipan</text:span><text:span text:style-name="T22_168">.<text:s/></text:span><text:span text:style-name="T22_169">Sweet</text:span><text:span text:style-name="T22_170"><text:s/></text:span><text:span text:style-name="T22_171">biscuit</text:span><text:span text:style-name="T22_172"><text:s/></text:span><text:span text:style-name="T22_173">cupcake</text:span><text:span text:style-name="T22_174">.</text:span></text:p>
      <text:p text:style-name="P23"/>
      <text:h text:style-name="P24" text:outline-level="10"><text:bookmark-start text:name="h.ieqnwn1czogz"/><text:bookmark-end text:name="h.ieqnwn1czogz"/><text:span text:style-name="T24_1">Macaroon</text:span><text:span text:style-name="T24_2"><text:s/></text:span><text:span text:style-name="T24_3">Chocolate</text:span><text:span text:style-name="T24_4"><text:s/></text:span><text:span text:style-name="T24_5">Bar</text:span></text:h>
      <text:p text:style-name="P25"><text:span text:style-name="T25_1">Macaroon</text:span><text:span text:style-name="T25_2"><text:s/></text:span><text:span text:style-name="T25_3">chocolate</text:span><text:span text:style-name="T25_4"><text:s/></text:span><text:span text:style-name="T25_5">bar</text:span><text:span text:style-name="T25_6"><text:s/></text:span><text:span text:style-name="T25_7">apple</text:span><text:span text:style-name="T25_8"><text:s/></text:span><text:span text:style-name="T25_9">pie</text:span><text:span text:style-name="T25_10"><text:s/></text:span><text:span text:style-name="T25_11">chocolate</text:span><text:span text:style-name="T25_12"><text:s/></text:span><text:span text:style-name="T25_13">sweet</text:span><text:span text:style-name="T25_14"><text:s/></text:span><text:span text:style-name="T25_15">muffin</text:span><text:span text:style-name="T25_16">.<text:s/></text:span><text:span text:style-name="T25_17">Cheesecake</text:span><text:span text:style-name="T25_18"><text:s/></text:span><text:span text:style-name="T25_19">pie</text:span><text:span text:style-name="T25_20"><text:s/></text:span><text:span text:style-name="T25_21">toffee</text:span><text:span text:style-name="T25_22"><text:s/></text:span><text:span text:style-name="T25_23">croissant</text:span><text:span text:style-name="T25_24">.<text:s/></text:span><text:span text:style-name="T25_25">Applicake</text:span><text:span text:style-name="T25_26"><text:s/></text:span><text:span text:style-name="T25_27">sugar</text:span><text:span text:style-name="T25_28"><text:s/></text:span><text:span text:style-name="T25_29">plum</text:span><text:span text:style-name="T25_30"><text:s/></text:span><text:span text:style-name="T25_31">chocolate</text:span><text:span text:style-name="T25_32"><text:s/></text:span><text:span text:style-name="T25_33">cake</text:span><text:span text:style-name="T25_34"><text:s/></text:span><text:span text:style-name="T25_35">lemon</text:span><text:span text:style-name="T25_36"><text:s/></text:span><text:span text:style-name="T25_37">drops</text:span><text:span text:style-name="T25_38">.<text:s/></text:span><text:span text:style-name="T25_39">Dessert</text:span><text:span text:style-name="T25_40"><text:s/></text:span><text:span text:style-name="T25_41">toffee</text:span><text:span text:style-name="T25_42"><text:s/></text:span><text:span text:style-name="T25_43">icing</text:span><text:span text:style-name="T25_44"><text:s/></text:span><text:span text:style-name="T25_45">jelly</text:span><text:span text:style-name="T25_46">-</text:span><text:span text:style-name="T25_47">o</text:span><text:span text:style-name="T25_48">.<text:s/></text:span><text:span text:style-name="T25_49">Bonbon</text:span><text:span text:style-name="T25_50"><text:s/></text:span><text:span text:style-name="T25_51">sweet</text:span><text:span text:style-name="T25_52"><text:s/></text:span><text:span text:style-name="T25_53">roll</text:span><text:span text:style-name="T25_54"><text:s/></text:span><text:span text:style-name="T25_55">macaroon</text:span><text:span text:style-name="T25_56"><text:s/></text:span><text:span text:style-name="T25_57">bear</text:span><text:span text:style-name="T25_58"><text:s/></text:span><text:span text:style-name="T25_59">claw</text:span><text:span text:style-name="T25_60"><text:s/></text:span><text:span text:style-name="T25_61">jelly</text:span><text:span text:style-name="T25_62"><text:s/></text:span><text:span text:style-name="T25_63">tiramisu</text:span><text:span text:style-name="T25_64"><text:s/></text:span><text:span text:style-name="T25_65">donut</text:span><text:span text:style-name="T25_66"><text:s/></text:span><text:span text:style-name="T25_67">chocolate</text:span><text:span text:style-name="T25_68"><text:s/></text:span><text:span text:style-name="T25_69">bar</text:span><text:span text:style-name="T25_70"><text:s/></text:span><text:span text:style-name="T25_71">dessert</text:span><text:span text:style-name="T25_72">.<text:s/></text:span><text:span text:style-name="T25_73">Lollipop</text:span><text:span text:style-name="T25_74"><text:s/></text:span><text:span text:style-name="T25_75">dragée</text:span><text:span text:style-name="T25_76"><text:s/></text:span><text:span text:style-name="T25_77">ice</text:span><text:span text:style-name="T25_78"><text:s/></text:span><text:span text:style-name="T25_79">cream</text:span><text:span text:style-name="T25_80"><text:s/></text:span><text:span text:style-name="T25_81">muffin</text:span><text:span text:style-name="T25_82"><text:s/></text:span><text:span text:style-name="T25_83">chupa</text:span><text:span text:style-name="T25_84"><text:s/></text:span><text:span text:style-name="T25_85">chups</text:span><text:span text:style-name="T25_86"><text:s/></text:span><text:span text:style-name="T25_87">liquorice</text:span><text:span text:style-name="T25_88"><text:s/></text:span><text:span text:style-name="T25_89">sesame</text:span><text:span text:style-name="T25_90"><text:s/></text:span><text:span text:style-name="T25_91">snaps</text:span><text:span text:style-name="T25_92"><text:s/></text:span><text:span text:style-name="T25_93">muffin</text:span><text:span text:style-name="T25_94">.<text:s/></text:span><text:span text:style-name="T25_95">Bear</text:span><text:span text:style-name="T25_96"><text:s/></text:span><text:span text:style-name="T25_97">claw</text:span><text:span text:style-name="T25_98"><text:s/></text:span><text:span text:style-name="T25_99">bonbon</text:span><text:span text:style-name="T25_100"><text:s/></text:span><text:span text:style-name="T25_101">tart</text:span><text:span text:style-name="T25_102"><text:s/></text:span><text:span text:style-name="T25_103">faworki</text:span><text:span text:style-name="T25_104"><text:s/></text:span><text:span text:style-name="T25_105">wypas</text:span><text:span text:style-name="T25_106"><text:s/></text:span><text:span text:style-name="T25_107">sweet</text:span><text:span text:style-name="T25_108"><text:s/></text:span><text:span text:style-name="T25_109">roll</text:span><text:span text:style-name="T25_110"><text:s/></text:span><text:span text:style-name="T25_111">bonbon</text:span><text:span text:style-name="T25_112"><text:s/></text:span><text:span text:style-name="T25_113">chocolate</text:span><text:span text:style-name="T25_114"><text:s/></text:span><text:span text:style-name="T25_115">bar</text:span><text:span text:style-name="T25_116"><text:s/></text:span><text:span text:style-name="T25_117">cake</text:span><text:span text:style-name="T25_118">.<text:s/></text:span><text:span text:style-name="T25_119">Liquorice</text:span><text:span text:style-name="T25_120"><text:s/></text:span><text:span text:style-name="T25_121">jelly</text:span><text:span text:style-name="T25_122"><text:s/></text:span><text:span text:style-name="T25_123">beans</text:span><text:span text:style-name="T25_124"><text:s/></text:span><text:span text:style-name="T25_125">oat</text:span><text:span text:style-name="T25_126"><text:s/></text:span><text:span text:style-name="T25_127">cake</text:span><text:span text:style-name="T25_128"><text:s/></text:span><text:span text:style-name="T25_129">jelly</text:span><text:span text:style-name="T25_130"><text:s/></text:span><text:span text:style-name="T25_131">wafer</text:span><text:span text:style-name="T25_132"><text:s/></text:span><text:span text:style-name="T25_133">soufflé</text:span><text:span text:style-name="T25_134"><text:s/></text:span><text:span text:style-name="T25_135">sugar</text:span><text:span text:style-name="T25_136"><text:s/></text:span><text:span text:style-name="T25_137">plum</text:span><text:span text:style-name="T25_138"><text:s/></text:span><text:span text:style-name="T25_139">halvah</text:span><text:span text:style-name="T25_140">.<text:s/></text:span><text:span text:style-name="T25_141">Apple</text:span><text:span text:style-name="T25_142"><text:s/></text:span><text:span text:style-name="T25_143">pie</text:span><text:span text:style-name="T25_144"><text:s/></text:span><text:span text:style-name="T25_145">toffee</text:span><text:span text:style-name="T25_146"><text:s/></text:span><text:span text:style-name="T25_147">macaroon</text:span><text:span text:style-name="T25_148"><text:s/></text:span><text:span text:style-name="T25_149">pastry</text:span><text:span text:style-name="T25_150"><text:s/></text:span><text:span text:style-name="T25_151">chocolate</text:span><text:span text:style-name="T25_152"><text:s/></text:span><text:span text:style-name="T25_153">halvah</text:span><text:span text:style-name="T25_154"><text:s/></text:span><text:span text:style-name="T25_155">croissant</text:span><text:span text:style-name="T25_156">.<text:s/></text:span><text:span text:style-name="T25_157">Topping</text:span><text:span text:style-name="T25_158"><text:s/></text:span><text:span text:style-name="T25_159">tootsie</text:span><text:span text:style-name="T25_160"><text:s/></text:span><text:span text:style-name="T25_161">roll</text:span><text:span text:style-name="T25_162"><text:s/></text:span><text:span text:style-name="T25_163">caramels</text:span><text:span text:style-name="T25_164"><text:s/></text:span><text:span text:style-name="T25_165">dragée</text:span><text:span text:style-name="T25_166">.<text:s/></text:span><text:span text:style-name="T25_167">Pie</text:span><text:span text:style-name="T25_168"><text:s/></text:span><text:span text:style-name="T25_169">soufflé</text:span><text:span text:style-name="T25_170"><text:s/></text:span><text:span text:style-name="T25_171">toffee</text:span><text:span text:style-name="T25_172"><text:s/></text:span><text:span text:style-name="T25_173">cupcake</text:span><text:span text:style-name="T25_174"><text:s/></text:span><text:span text:style-name="T25_175">liquorice</text:span><text:span text:style-name="T25_176"><text:s/></text:span><text:span text:style-name="T25_177">jujubes</text:span><text:span text:style-name="T25_178"><text:s/></text:span><text:span text:style-name="T25_179">gummi</text:span><text:span text:style-name="T25_180"><text:s/></text:span><text:span text:style-name="T25_181">bears</text:span><text:span text:style-name="T25_182"><text:s/></text:span><text:span text:style-name="T25_183">gummi</text:span><text:span text:style-name="T25_184"><text:s/></text:span><text:span text:style-name="T25_185">bears</text:span><text:span text:style-name="T25_186"><text:s/></text:span><text:span text:style-name="T25_187">chupa</text:span><text:span text:style-name="T25_188"><text:s/></text:span><text:span text:style-name="T25_189">chups</text:span><text:span text:style-name="T25_190">.<text:s/></text:span><text:span text:style-name="T25_191">Oat</text:span><text:span text:style-name="T25_192"><text:s/></text:span><text:span text:style-name="T25_193">cake</text:span><text:span text:style-name="T25_194"><text:s/></text:span><text:span text:style-name="T25_195">tootsie</text:span><text:span text:style-name="T25_196"><text:s/></text:span><text:span text:style-name="T25_197">roll</text:span><text:span text:style-name="T25_198"><text:s/></text:span><text:span text:style-name="T25_199">liquorice</text:span><text:span text:style-name="T25_200"><text:s/></text:span><text:span text:style-name="T25_201">applicake</text:span><text:span text:style-name="T25_202"><text:s/></text:span><text:span text:style-name="T25_203">cake</text:span><text:span text:style-name="T25_204"><text:s/></text:span><text:span text:style-name="T25_205">candy</text:span><text:span text:style-name="T25_206"><text:s/></text:span><text:span text:style-name="T25_207">canes</text:span><text:span text:style-name="T25_208"><text:s/></text:span><text:span text:style-name="T25_209">danish</text:span><text:span text:style-name="T25_210">.<text:s/></text:span><text:span text:style-name="T25_211">Jelly</text:span><text:span text:style-name="T25_212"><text:s/></text:span><text:span text:style-name="T25_213">sweet</text:span><text:span text:style-name="T25_214"><text:s/></text:span><text:span text:style-name="T25_215">roll</text:span><text:span text:style-name="T25_216"><text:s/></text:span><text:span text:style-name="T25_217">candy</text:span><text:span text:style-name="T25_218"><text:s/></text:span><text:span text:style-name="T25_219">canes</text:span><text:span text:style-name="T25_220"><text:s/></text:span><text:span text:style-name="T25_221">gingerbread</text:span><text:span text:style-name="T25_222"><text:s/></text:span><text:span text:style-name="T25_223">lemon</text:span><text:span text:style-name="T25_224"><text:s/></text:span><text:span text:style-name="T25_225">drops</text:span><text:span text:style-name="T25_226"><text:s/></text:span><text:span text:style-name="T25_227">candy</text:span><text:span text:style-name="T25_228">.<text:s/></text:span><text:span text:style-name="T25_229">Carrot</text:span><text:span text:style-name="T25_230"><text:s/></text:span><text:span text:style-name="T25_231">cake</text:span><text:span text:style-name="T25_232"><text:s/></text:span><text:span text:style-name="T25_233">faworki</text:span><text:span text:style-name="T25_234"><text:s/></text:span><text:span text:style-name="T25_235">gingerbread</text:span><text:span text:style-name="T25_236"><text:s/></text:span><text:span text:style-name="T25_237">brownie</text:span><text:span text:style-name="T25_238"><text:s/></text:span><text:span text:style-name="T25_239">pie</text:span><text:span text:style-name="T25_240"><text:s/></text:span><text:span text:style-name="T25_241">halvah</text:span><text:span text:style-name="T25_242"><text:s/></text:span><text:span text:style-name="T25_243">candy</text:span><text:span text:style-name="T25_244"><text:s/></text:span><text:span text:style-name="T25_245">canes</text:span><text:span text:style-name="T25_246"><text:s/></text:span><text:span text:style-name="T25_247">macaroon</text:span><text:span text:style-name="T25_248"><text:s/></text:span><text:span text:style-name="T25_249">sweet</text:span><text:span text:style-name="T25_250">.</text:span></text:p>
      <text:p text:style-name="P26"/>
      <text:h text:style-name="P27" text:outline-level="10"><text:bookmark-start text:name="h.f8vf74q44yml"/><text:bookmark-end text:name="h.f8vf74q44yml"/><text:span text:style-name="T27_1">Faworki</text:span></text:h>
      <text:p text:style-name="P28"><text:span text:style-name="T28_1">Faworki</text:span><text:span text:style-name="T28_2"><text:s/></text:span><text:span text:style-name="T28_3">fruitcake</text:span><text:span text:style-name="T28_4"><text:s/></text:span><text:span text:style-name="T28_5">cheesecake</text:span><text:span text:style-name="T28_6"><text:s/></text:span><text:span text:style-name="T28_7">powder</text:span><text:span text:style-name="T28_8"><text:s/></text:span><text:span text:style-name="T28_9">muffin</text:span><text:span text:style-name="T28_10"><text:s/></text:span><text:span text:style-name="T28_11">lemon</text:span><text:span text:style-name="T28_12"><text:s/></text:span><text:span text:style-name="T28_13">drops</text:span><text:span text:style-name="T28_14"><text:s/></text:span><text:span text:style-name="T28_15">sweet</text:span><text:span text:style-name="T28_16"><text:s/></text:span><text:span text:style-name="T28_17">roll</text:span><text:span text:style-name="T28_18"><text:s/></text:span><text:span text:style-name="T28_19">chupa</text:span><text:span text:style-name="T28_20"><text:s/></text:span><text:span text:style-name="T28_21">chups</text:span><text:span text:style-name="T28_22"><text:s/></text:span><text:span text:style-name="T28_23">dragée</text:span><text:span text:style-name="T28_24">.<text:s/></text:span><text:span text:style-name="T28_25">Tootsie</text:span><text:span text:style-name="T28_26"><text:s/></text:span><text:span text:style-name="T28_27">roll</text:span><text:span text:style-name="T28_28"><text:s/></text:span><text:span text:style-name="T28_29">faworki</text:span><text:span text:style-name="T28_30"><text:s/></text:span><text:span text:style-name="T28_31">chocolate</text:span><text:span text:style-name="T28_32"><text:s/></text:span><text:span text:style-name="T28_33">bar</text:span><text:span text:style-name="T28_34"><text:s/></text:span><text:span text:style-name="T28_35">pastry</text:span><text:span text:style-name="T28_36"><text:s/></text:span><text:span text:style-name="T28_37">chocolate</text:span><text:span text:style-name="T28_38"><text:s/></text:span><text:span text:style-name="T28_39">sugar</text:span><text:span text:style-name="T28_40"><text:s/></text:span><text:span text:style-name="T28_41">plum</text:span><text:span text:style-name="T28_42">.<text:s/></text:span><text:span text:style-name="T28_43">Faworki</text:span><text:span text:style-name="T28_44"><text:s/></text:span><text:span text:style-name="T28_45">gummies</text:span><text:span text:style-name="T28_46"><text:s/></text:span><text:span text:style-name="T28_47">macaroon</text:span><text:span text:style-name="T28_48"><text:s/></text:span><text:span text:style-name="T28_49">bonbon</text:span><text:span text:style-name="T28_50"><text:s/></text:span><text:span text:style-name="T28_51">fruitcake</text:span><text:span text:style-name="T28_52"><text:s/></text:span><text:span text:style-name="T28_53">sweet</text:span><text:span text:style-name="T28_54">.<text:s/></text:span><text:span text:style-name="T28_55">Marzipan</text:span><text:span text:style-name="T28_56"><text:s/></text:span><text:span text:style-name="T28_57">topping</text:span><text:span text:style-name="T28_58"><text:s/></text:span><text:span text:style-name="T28_59">lollipop</text:span><text:span text:style-name="T28_60"><text:s/></text:span><text:span text:style-name="T28_61">tootsie</text:span><text:span text:style-name="T28_62"><text:s/></text:span><text:span text:style-name="T28_63">roll</text:span><text:span text:style-name="T28_64"><text:s/></text:span><text:span text:style-name="T28_65">chocolate</text:span><text:span text:style-name="T28_66"><text:s/></text:span><text:span text:style-name="T28_67">bar</text:span><text:span text:style-name="T28_68">.<text:s/></text:span><text:span text:style-name="T28_69">Powder</text:span><text:span text:style-name="T28_70"><text:s/></text:span><text:span text:style-name="T28_71">jujubes</text:span><text:span text:style-name="T28_72"><text:s/></text:span><text:span text:style-name="T28_73">topping</text:span><text:span text:style-name="T28_74"><text:s/></text:span><text:span text:style-name="T28_75">sugar</text:span><text:span text:style-name="T28_76"><text:s/></text:span><text:span text:style-name="T28_77">plum</text:span><text:span text:style-name="T28_78"><text:s/></text:span><text:span text:style-name="T28_79">chupa</text:span><text:span text:style-name="T28_80"><text:s/></text:span><text:span text:style-name="T28_81">chups</text:span><text:span text:style-name="T28_82"><text:s/></text:span><text:span text:style-name="T28_83">icing</text:span><text:span text:style-name="T28_84">.<text:s/></text:span><text:span text:style-name="T28_85">Cheesecake</text:span><text:span text:style-name="T28_86"><text:s/></text:span><text:span text:style-name="T28_87">marzipan</text:span><text:span text:style-name="T28_88"><text:s/></text:span><text:span text:style-name="T28_89">jujubes</text:span><text:span text:style-name="T28_90"><text:s/></text:span><text:span text:style-name="T28_91">brownie</text:span><text:span text:style-name="T28_92"><text:s/></text:span><text:span text:style-name="T28_93">dessert</text:span><text:span text:style-name="T28_94">.<text:s/></text:span><text:span text:style-name="T28_95">Macaroon</text:span><text:span text:style-name="T28_96"><text:s/></text:span><text:span text:style-name="T28_97">carrot</text:span><text:span text:style-name="T28_98"><text:s/></text:span><text:span text:style-name="T28_99">cake</text:span><text:span text:style-name="T28_100"><text:s/></text:span><text:span text:style-name="T28_101">tiramisu</text:span><text:span text:style-name="T28_102"><text:s/></text:span><text:span text:style-name="T28_103">croissant</text:span><text:span text:style-name="T28_104"><text:s/></text:span><text:span text:style-name="T28_105">candy</text:span><text:span text:style-name="T28_106"><text:s/></text:span><text:span text:style-name="T28_107">canes</text:span><text:span text:style-name="T28_108"><text:s/></text:span><text:span text:style-name="T28_109">jujubes</text:span><text:span text:style-name="T28_110"><text:s/></text:span><text:span text:style-name="T28_111">jelly</text:span><text:span text:style-name="T28_112">-</text:span><text:span text:style-name="T28_113">o</text:span><text:span text:style-name="T28_114">.<text:s/></text:span><text:span text:style-name="T28_115">Icing</text:span><text:span text:style-name="T28_116"><text:s/></text:span><text:span text:style-name="T28_117">topping</text:span><text:span text:style-name="T28_118"><text:s/></text:span><text:span text:style-name="T28_119">ice</text:span><text:span text:style-name="T28_120"><text:s/></text:span><text:span text:style-name="T28_121">cream</text:span><text:span text:style-name="T28_122"><text:s/></text:span><text:span text:style-name="T28_123">gingerbread</text:span><text:span text:style-name="T28_124"><text:s/></text:span><text:span text:style-name="T28_125">pie</text:span><text:span text:style-name="T28_126"><text:s/></text:span><text:span text:style-name="T28_127">jelly</text:span><text:span text:style-name="T28_128"><text:s/></text:span><text:span text:style-name="T28_129">beans</text:span><text:span text:style-name="T28_130"><text:s/></text:span><text:span text:style-name="T28_131">powder</text:span><text:span text:style-name="T28_132">.<text:s/></text:span><text:span text:style-name="T28_133">Dragée</text:span><text:span text:style-name="T28_134"><text:s/></text:span><text:span text:style-name="T28_135">jelly</text:span><text:span text:style-name="T28_136"><text:s/></text:span><text:span text:style-name="T28_137">chocolate</text:span><text:span text:style-name="T28_138"><text:s/></text:span><text:span text:style-name="T28_139">cheesecake</text:span><text:span text:style-name="T28_140"><text:s/></text:span><text:span text:style-name="T28_141">faworki</text:span><text:span text:style-name="T28_142">.<text:s/></text:span><text:span text:style-name="T28_143">Pie</text:span><text:span text:style-name="T28_144"><text:s/></text:span><text:span text:style-name="T28_145">marshmallow</text:span><text:span text:style-name="T28_146"><text:s/></text:span><text:span text:style-name="T28_147">powder</text:span><text:span text:style-name="T28_148">.<text:s/></text:span><text:span text:style-name="T28_149">Muffin</text:span><text:span text:style-name="T28_150"><text:s/></text:span><text:span text:style-name="T28_151">pastry</text:span><text:span text:style-name="T28_152"><text:s/></text:span><text:span text:style-name="T28_153">toffee</text:span><text:span text:style-name="T28_154"><text:s/></text:span><text:span text:style-name="T28_155">lemon</text:span><text:span text:style-name="T28_156"><text:s/></text:span><text:span text:style-name="T28_157">drops</text:span><text:span text:style-name="T28_158"><text:s/></text:span><text:span text:style-name="T28_159">liquorice</text:span><text:span text:style-name="T28_160"><text:s/></text:span><text:span text:style-name="T28_161">caramels</text:span><text:span text:style-name="T28_162"><text:s/></text:span><text:span text:style-name="T28_163">tiramisu</text:span><text:span text:style-name="T28_164"><text:s/></text:span><text:span text:style-name="T28_165">faworki</text:span><text:span text:style-name="T28_166"><text:s/></text:span><text:span text:style-name="T28_167">toffee</text:span><text:span text:style-name="T28_168">.<text:s/></text:span><text:span text:style-name="T28_169">Halvah</text:span><text:span text:style-name="T28_170"><text:s/></text:span><text:span text:style-name="T28_171">icing</text:span><text:span text:style-name="T28_172"><text:s/></text:span><text:span text:style-name="T28_173">gummies</text:span><text:span text:style-name="T28_174"><text:s/></text:span><text:span text:style-name="T28_175">dessert</text:span><text:span text:style-name="T28_176"><text:s/></text:span><text:span text:style-name="T28_177">pie</text:span><text:span text:style-name="T28_178"><text:s/></text:span><text:span text:style-name="T28_179">croissant</text:span><text:span text:style-name="T28_18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